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b2b2b2" draw:textarea-horizontal-align="justify" draw:textarea-vertical-align="middle" draw:auto-grow-height="false" fo:min-height="10.95cm" fo:min-width="32.7cm"/>
    </style:style>
    <style:style style:name="gr2" style:family="graphic" style:parent-style-name="standard">
      <style:graphic-properties draw:stroke="none" draw:fill-color="#666666" draw:textarea-horizontal-align="justify" draw:textarea-vertical-align="middle" draw:auto-grow-height="false" fo:min-height="51.95cm" fo:min-width="41.8cm"/>
    </style:style>
    <style:style style:name="gr3" style:family="graphic" style:parent-style-name="standard">
      <style:graphic-properties draw:stroke="none" draw:fill-color="#b2b2b2" draw:textarea-horizontal-align="justify" draw:textarea-vertical-align="middle" draw:auto-grow-height="false" fo:min-height="3.38cm" fo:min-width="4.051cm"/>
    </style:style>
    <style:style style:name="gr4" style:family="graphic" style:parent-style-name="standard">
      <style:graphic-properties draw:stroke="none" draw:fill-color="#ffffff" draw:opacity="6%" draw:textarea-horizontal-align="justify" draw:textarea-vertical-align="middle" draw:auto-grow-height="false" fo:min-height="8.749cm" fo:min-width="8.599cm"/>
    </style:style>
    <style:style style:name="gr5" style:family="graphic" style:parent-style-name="standard">
      <style:graphic-properties draw:stroke="solid" svg:stroke-width="0.706cm" svg:stroke-color="#ffffff" draw:marker-start-width="1.258cm" draw:marker-end-width="1.258cm" draw:fill="none" draw:textarea-horizontal-align="justify" draw:textarea-vertical-align="middle" draw:auto-grow-height="false" fo:min-height="13.61cm" fo:min-width="13.36cm" fo:padding-top="0.477cm" fo:padding-bottom="0.477cm" fo:padding-left="0.602cm" fo:padding-right="0.602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1.942cm" fo:min-width="1.692cm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13.256cm" fo:min-width="14.8cm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14.265cm" fo:min-width="14.8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loext:graphic-properties draw:fill-color="#666666"/>
      <style:paragraph-properties fo:text-align="center"/>
      <style:text-properties fo:color="#8d281e"/>
    </style:style>
    <style:style style:name="P3" style:family="paragraph">
      <loext:graphic-properties draw:fill-color="#ffffff" draw:opacity="6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3.2cm" svg:height="11.2cm" svg:x="30.6cm" svg:y="17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2.3cm" svg:height="52.2cm" svg:x="30.5cm" svg:y="17.9cm">
          <text:p/>
          <draw:enhanced-geometry svg:viewBox="0 0 21600 21600" draw:mirror-horizontal="tru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3" draw:text-style-name="P1" draw:layer="layout" svg:width="9.1cm" svg:height="11.2cm" svg:x="63.8cm" svg:y="17.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3" draw:layer="layout" svg:width="9.099cm" svg:height="8.999cm" svg:x="63.685cm" svg:y="28.385cm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4" draw:layer="layout" svg:width="19.6cm" svg:height="19.6cm" draw:transform="rotate (0.795521073059016) translate (36.241cm 44.4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3.1cm" svg:height="3.1cm" draw:transform="rotate (0.795521073059015) translate (47.695cm 44.1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5.3cm" svg:height="13.506cm" draw:transform="skewX (1.44202036372281E-016) rotate (0.795521073059015) translate (39.206cm 44.406cm)">
          <text:p/>
          <draw:enhanced-geometry svg:viewBox="0 0 21600 21600" draw:mirror-vertical="false" draw:type="block-arc" draw:modifiers="-154.22120974898 4534.5408360284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8" draw:text-style-name="P5" draw:layer="layout" svg:width="15.3cm" svg:height="14.516cm" draw:transform="rotate (-0.795521073059015) translate (50.281cm 34.17cm)">
          <text:p/>
          <draw:enhanced-geometry svg:viewBox="0 0 21600 21600" draw:mirror-vertical="true" draw:type="block-arc" draw:modifiers="-156.271319615355 3979.2188081219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sa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6T23:16:11.738553039</meta:creation-date>
    <dc:date>2019-05-07T01:54:18.035725559</dc:date>
    <meta:editing-duration>PT42M2S</meta:editing-duration>
    <meta:editing-cycles>11</meta:editing-cycles>
    <meta:generator>LibreOffice/6.1.5.2$Linux_X86_64 LibreOffice_project/10$Build-2</meta:generator>
    <meta:document-statistic meta:object-count="8"/>
  </office:meta>
</office:document-meta>
</file>